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b9bf" officeooo:paragraph-rsid="0015b9bf"/>
    </style:style>
    <style:style style:name="P2" style:family="paragraph" style:parent-style-name="Standard">
      <style:text-properties officeooo:paragraph-rsid="0015b9bf"/>
    </style:style>
    <style:style style:name="P3" style:family="paragraph" style:parent-style-name="Standard">
      <style:text-properties officeooo:rsid="0018a7a3" officeooo:paragraph-rsid="0018a7a3"/>
    </style:style>
    <style:style style:name="P4" style:family="paragraph" style:parent-style-name="Standard">
      <style:text-properties officeooo:paragraph-rsid="0018a7a3"/>
    </style:style>
    <style:style style:name="P5" style:family="paragraph" style:parent-style-name="Standard">
      <style:text-properties officeooo:rsid="001a1784" officeooo:paragraph-rsid="001a1784"/>
    </style:style>
    <style:style style:name="P6" style:family="paragraph" style:parent-style-name="Standard">
      <style:text-properties officeooo:paragraph-rsid="001b4866"/>
    </style:style>
    <style:style style:name="P7" style:family="paragraph" style:parent-style-name="Standard">
      <style:text-properties officeooo:rsid="001cd423" officeooo:paragraph-rsid="001cd423"/>
    </style:style>
    <style:style style:name="P8" style:family="paragraph" style:parent-style-name="Standard">
      <style:text-properties officeooo:rsid="001cd423" officeooo:paragraph-rsid="001e1fdf"/>
    </style:style>
    <style:style style:name="P9" style:family="paragraph" style:parent-style-name="Standard">
      <style:text-properties officeooo:paragraph-rsid="001e1fdf"/>
    </style:style>
    <style:style style:name="P10" style:family="paragraph" style:parent-style-name="Standard">
      <style:text-properties officeooo:rsid="001e1fdf" officeooo:paragraph-rsid="001e1fdf"/>
    </style:style>
    <style:style style:name="P11" style:family="paragraph" style:parent-style-name="Standard">
      <style:text-properties officeooo:rsid="0015b9bf" officeooo:paragraph-rsid="0015b9bf"/>
    </style:style>
    <style:style style:name="P12" style:family="paragraph" style:parent-style-name="Standard">
      <style:text-properties officeooo:rsid="0018a7a3" officeooo:paragraph-rsid="0018a7a3"/>
    </style:style>
    <style:style style:name="P13" style:family="paragraph" style:parent-style-name="Standard">
      <style:text-properties fo:font-style="normal" officeooo:rsid="001b4866" officeooo:paragraph-rsid="001afb97" style:font-style-asian="normal" style:font-style-complex="normal"/>
    </style:style>
    <style:style style:name="P14" style:family="paragraph" style:parent-style-name="Standard">
      <style:text-properties fo:font-style="normal" officeooo:rsid="001b4866" officeooo:paragraph-rsid="001b4866" style:font-style-asian="normal" style:font-style-complex="normal"/>
    </style:style>
    <style:style style:name="P15" style:family="paragraph" style:parent-style-name="Standard">
      <style:text-properties fo:font-style="normal" officeooo:rsid="001cd423" officeooo:paragraph-rsid="001cd423" style:font-style-asian="normal" style:font-style-complex="normal"/>
    </style:style>
    <style:style style:name="P16" style:family="paragraph" style:parent-style-name="Standard">
      <style:text-properties fo:font-style="normal" officeooo:rsid="001e1fdf" officeooo:paragraph-rsid="001e1fdf" style:font-style-asian="normal" style:font-style-complex="normal"/>
    </style:style>
    <style:style style:name="P17" style:family="paragraph" style:parent-style-name="Standard">
      <style:text-properties fo:font-style="normal" officeooo:rsid="001ed0ac" officeooo:paragraph-rsid="001e1fdf" style:font-style-asian="normal" style:font-style-complex="normal"/>
    </style:style>
    <style:style style:name="P18" style:family="paragraph" style:parent-style-name="Standard">
      <style:text-properties fo:font-style="normal" officeooo:rsid="001ed0ac" officeooo:paragraph-rsid="001ed0ac" style:font-style-asian="normal" style:font-style-complex="normal"/>
    </style:style>
    <style:style style:name="T1" style:family="text">
      <style:text-properties officeooo:rsid="001a1784"/>
    </style:style>
    <style:style style:name="T2" style:family="text">
      <style:text-properties officeooo:rsid="001afb97"/>
    </style:style>
    <style:style style:name="T3" style:family="text">
      <style:text-properties fo:font-style="italic" officeooo:rsid="001afb97" style:font-style-asian="italic" style:font-style-complex="italic"/>
    </style:style>
    <style:style style:name="T4" style:family="text">
      <style:text-properties fo:font-style="italic" officeooo:rsid="001b486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b4866" style:font-style-asian="normal" style:font-style-complex="normal"/>
    </style:style>
    <style:style style:name="T7" style:family="text">
      <style:text-properties fo:font-style="normal" officeooo:rsid="001afb97" style:font-style-asian="normal" style:font-style-complex="normal"/>
    </style:style>
    <style:style style:name="T8" style:family="text">
      <style:text-properties fo:font-style="normal" officeooo:rsid="001e1fdf" style:font-style-asian="normal" style:font-style-complex="normal"/>
    </style:style>
    <style:style style:name="T9" style:family="text">
      <style:text-properties fo:font-style="normal" officeooo:rsid="001eb27f" style:font-style-asian="normal" style:font-style-complex="normal"/>
    </style:style>
    <style:style style:name="T10" style:family="text">
      <style:text-properties fo:font-style="normal" officeooo:rsid="001ed0ac" style:font-style-asian="normal" style:font-style-complex="normal"/>
    </style:style>
    <style:style style:name="T11" style:family="text">
      <style:text-properties fo:font-style="normal" officeooo:rsid="00207e03" style:font-style-asian="normal" style:font-style-complex="normal"/>
    </style:style>
    <style:style style:name="T12" style:family="text">
      <style:text-properties style:text-line-through-style="none" style:text-line-through-type="none" fo:font-style="italic" style:text-underline-style="none" officeooo:rsid="001b4866" style:font-style-asian="italic" style:font-style-complex="italic"/>
    </style:style>
    <style:style style:name="T13" style:family="text">
      <style:text-properties officeooo:rsid="00207e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O TRABAJO:</text:p>
      <text:p text:style-name="P2"/>
      <text:p text:style-name="P1">El SEO (Search Engine Optimization) <text:s/>son unas metodologías <text:span text:style-name="T13">y guiás de creación </text:span><text:s/>web cuyo objetivo es aumentar el trafico y visibilidad de una pagina web, a través de ciertas practicas que aumentan la prioridad y relevancia de nuestra pagina web en los algoritmos de búsqueda.</text:p>
      <text:p text:style-name="P2"/>
      <text:p text:style-name="P1">Estos algoritmos son opacos en mayor medida y la eficacia de las practicas para el SEO no son cuantitativas, pero su eficacia es visible real. Aunque sea un campo muy volátil, bien por metodologías descubiertas o cambios <text:s/>en los algoritmos de búsqueda hay algunas practicas básicas que se demuestran esenciales.</text:p>
      <text:p text:style-name="P2"/>
      <text:p text:style-name="P3">Crawlability/Indexability: <text:span text:style-name="T1">(aunque sean separadas son equivalentes)</text:span></text:p>
      <text:p text:style-name="P3">Es la parte más básica, es lo que permite a un algoritmo encontrar tu pagina y saber que contiene.</text:p>
      <text:p text:style-name="P3"/>
      <text:p text:style-name="P3">Saltando de enlace en enlace , los algoritmos añade paginas a su indice. Tener un gran numero de enlaces a nuestra pagina, y tener los contenidos de la pagina accesibles y visibles, no tener enlaces rotos en nuestra pagina o re direcciones rotas.</text:p>
      <text:p text:style-name="P4"/>
      <text:p text:style-name="P3">Añadirse al stitemap, de Google por ejemplo, permite que cada vez que se actualice el algoritmo la <text:span text:style-name="T13">re-visite.</text:span></text:p>
      <text:p text:style-name="P3"/>
      <text:p text:style-name="P3">Diseño efectivo de enlaces internos en nuestra pagina web, aumenta la posibilidad de que todo el contenido <text:span text:style-name="T1">quede registrado <text:s/>y sea indexado.</text:span></text:p>
      <text:p text:style-name="P3"/>
      <text:p text:style-name="P5">Actualizar y añadir nuevo contenido regularmente, no solo atrae más visitantes sino que las arañas visitan las webs que se actualizan usualmente más a menudo, y así la pagina sera indexada más rápido.</text:p>
      <text:p text:style-name="P5"/>
      <text:p text:style-name="P5">Aumentar la velocidad de carga de la pagina, los crawlers tienen un tiempo fijo para gastar indexando tu pagina, si el tiempo se acaban pasarán a otra.</text:p>
      <text:p text:style-name="P5"/>
      <text:p text:style-name="P5">Una vez tengamos todo nuestro contenido detectado y conocido necesitamos que ese contenido sea relevante, <text:span text:style-name="T2">ofrecer ese tipo de contenido atraerá a usuarios.</text:span></text:p>
      <text:p text:style-name="P5"/>
      <text:p text:style-name="P9"><text:span text:style-name="T2">Usar palabras claves o </text:span><text:span text:style-name="T3">keywords </text:span><text:span text:style-name="T7">esto a su vez va de la mano con el contenido relevante y de calidad. No solo es sobre el contenido sino sobre como las personas buscan ese contenido y que palabras usan para encontrarlo y usar nosotros esas palabras para conseguir relevancia, </text:span><text:span text:style-name="T6">pero teniendo en cuenta que atraer a personas usando </text:span><text:span text:style-name="T12">keywords</text:span><text:span text:style-name="T6"> engañosas a</text:span><text:span text:style-name="T8">unque aumentaría el trafico</text:span><text:span text:style-name="T6"> <text:s/>nos perjudicaría a medio y largo plazo.</text:span></text:p>
      <text:p text:style-name="P13"/>
      <text:p text:style-name="P6"><text:span text:style-name="T6">Es </text:span><text:span text:style-name="T11">también</text:span><text:span text:style-name="T6"> importante usar las </text:span><text:span text:style-name="T4">keywords</text:span><text:span text:style-name="T6"> para paginas individuales, y no saturar el index de todos los contenidos que contienen las otras partes de nuestra pagina.</text:span></text:p>
      <text:p text:style-name="P14"/>
      <text:p text:style-name="P7"><text:span text:style-name="T6">S</text:span><text:span text:style-name="T5">aber que ciertas keywords </text:span><text:span text:style-name="T8">serán</text:span><text:span text:style-name="T5"> utilizadas en ciertos momentos del año, elecciones, fiestas, temporadas nos permite crear contenido de antemano con palabras clave que se buscaran en esa fecha y no en otras dando prioridad a nuestro contenido sobre otro que carece de trafico por estar fuera de temporada.</text:span></text:p>
      <text:p text:style-name="P15"/>
      <text:p text:style-name="P8"><text:span text:style-name="T5">Esto aumenta nuestra visibilidad pero parte del SEO </text:span><text:span text:style-name="T8">es hacer que tu pagina en competencia con otras paginas de visibilidad similar salga como la elegida. </text:span></text:p>
      <text:p text:style-name="P16"/>
      <text:p text:style-name="P16"/>
      <text:p text:style-name="P9"><text:soft-page-break/><text:span text:style-name="T8">Para ello, hacer contenido que vaya a ser compartido, </text:span><text:span text:style-name="T9">tener una experiencia de usuario agradable e intuitiva y tener una miniatura de pagina y títulos vistosos tienen mucho que ver. Esto aumenta el trafico en nuestra pagina web y al aumentar su trafico aumenta su prioridad y relevancia creando un circulo </text:span><text:span text:style-name="T10">virtuoso.</text:span></text:p>
      <text:p text:style-name="P17"/>
      <text:p text:style-name="P18">Todos los conceptos mentados son más complejos de lo que parecen y hay cosas como el tiempo que se pasa en entre otras que quedan sin nombrar que también afectan pertinentes al SEO, pero esta <text:span text:style-name="T13">es la parte más sencilla de las practicas más basicas.</text:span></text:p>
      <text:p text:style-name="P16"/>
      <text:p text:style-name="P5"/>
      <text:p text:style-name="P10"/>
      <text:p text:style-name="P5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2T12:07:42.028000000</meta:creation-date>
    <dc:date>2020-02-03T09:31:25.931000000</dc:date>
    <meta:editing-duration>PT6M24S</meta:editing-duration>
    <meta:editing-cycles>2</meta:editing-cycles>
    <meta:generator>LibreOffice/6.3.0.4$Windows_X86_64 LibreOffice_project/057fc023c990d676a43019934386b85b21a9ee99</meta:generator>
    <meta:document-statistic meta:table-count="0" meta:image-count="0" meta:object-count="0" meta:page-count="2" meta:paragraph-count="17" meta:word-count="555" meta:character-count="3362" meta:non-whitespace-character-count="2818"/>
  </office:meta>
</office:document-meta>
</file>